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57D0000011D600000640274C664BEF29E6E4.svg" manifest:media-type="image/svg+xml"/>
  <manifest:file-entry manifest:full-path="Pictures/100000010000030F00000261C5BACAAAB8D30FA6.png" manifest:media-type="image/png"/>
  <manifest:file-entry manifest:full-path="Pictures/10001BEE0000287500001F7821A84D8AC4E04AC9.svg" manifest:media-type="image/svg+xml"/>
  <manifest:file-entry manifest:full-path="Pictures/1000000100000159000000799A94A4A61822851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3cm" svg:stroke-color="#2a6099" draw:marker-start-width="0.28cm" draw:marker-end-width="0.28cm" draw:fill="none" draw:textarea-vertical-align="middle" fo:padding-top="0.152cm" fo:padding-bottom="0.152cm" fo:padding-left="0.277cm" fo:padding-right="0.277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4.513cm" svg:height="1.694cm" svg:x="-0.266cm" svg:y="-0.02cm">
          <draw:image xlink:href="Pictures/100057D0000011D600000640274C664BEF29E6E4.svg" xlink:type="simple" xlink:show="embed" xlink:actuate="onLoad" draw:mime-type="image/svg+xml">
            <text:p/>
          </draw:image>
          <draw:image xlink:href="Pictures/1000000100000159000000799A94A4A618228514.png" xlink:type="simple" xlink:show="embed" xlink:actuate="onLoad" draw:mime-type="image/png"/>
        </draw:frame>
        <draw:frame draw:style-name="gr1" draw:text-style-name="P1" draw:layer="layout" svg:width="2.04cm" svg:height="1.702cm" svg:x="4.56cm" svg:y="-0.025cm">
          <draw:image xlink:href="Pictures/10001BEE0000287500001F7821A84D8AC4E04AC9.svg" xlink:type="simple" xlink:show="embed" xlink:actuate="onLoad" draw:mime-type="image/svg+xml">
            <text:p/>
          </draw:image>
          <draw:image xlink:href="Pictures/100000010000030F00000261C5BACAAAB8D30FA6.png" xlink:type="simple" xlink:show="embed" xlink:actuate="onLoad" draw:mime-type="image/png"/>
        </draw:frame>
        <draw:line draw:style-name="gr2" draw:text-style-name="P1" draw:layer="layout" svg:x1="4.3cm" svg:y1="0cm" svg:x2="4.3cm" svg:y2="1.632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25cm" fo:margin-bottom="0.125cm" fo:margin-left="0.125cm" fo:margin-right="0.125cm" fo:page-width="6.5cm" fo:page-height="1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9-14T21:57:05.431000000</dc:date>
    <meta:editing-duration>PT19M43S</meta:editing-duration>
    <meta:editing-cycles>5</meta:editing-cycles>
    <meta:generator>LibreOffice/7.3.5.2$Windows_X86_64 LibreOffice_project/184fe81b8c8c30d8b5082578aee2fed2ea847c01</meta:generator>
    <meta:document-statistic meta:object-count="3"/>
  </office:meta>
</office:document-meta>
</file>